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2ac" officeooo:paragraph-rsid="000942ac"/>
    </style:style>
    <style:style style:name="P2" style:family="paragraph" style:parent-style-name="Standard">
      <style:paragraph-properties fo:text-align="center" style:justify-single-word="false"/>
      <style:text-properties officeooo:rsid="000942ac" officeooo:paragraph-rsid="000942ac"/>
    </style:style>
    <style:style style:name="P3" style:family="paragraph" style:parent-style-name="Standard">
      <style:text-properties fo:font-size="18pt" officeooo:rsid="000942ac" officeooo:paragraph-rsid="000942ac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Nuvem de Unção</text:span><text:tab/><text:tab/><text:span text:style-name="T1">Michelle Nascimento</text:span></text:p>
      <text:p text:style-name="P1"/>
      <text:p text:style-name="P3">A uma nuvem de unção aqui</text:p>
      <text:p text:style-name="P3">Deus mudou o clima já posso sentir</text:p>
      <text:p text:style-name="P3">essa é a hora da renovação</text:p>
      <text:p text:style-name="P3">os anjos estão prontos para guerrear</text:p>
      <text:p text:style-name="P3"/>
      <text:p text:style-name="P3">Sinta o fogo santo aqui neste lugar</text:p>
      <text:p text:style-name="P3">vejo brasa viva sobre o altar</text:p>
      <text:p text:style-name="P3">a igreja foi tomada pelo teu poder</text:p>
      <text:p text:style-name="P3">Deus mando guerreiros para te ajudar</text:p>
      <text:p text:style-name="P3"/>
      <text:p text:style-name="P3">Quando você louva algo acontece</text:p>
      <text:p text:style-name="P3">doenças maldições logo desaparecem</text:p>
      <text:p text:style-name="P3">curas e milagres vão acontecer Deus está aqui você vai receber(2x)</text:p>
      <text:p text:style-name="P3"/>
      <text:p text:style-name="P3">Santidade que te leva ao coração</text:p>
      <text:p text:style-name="P3">Autoridade que te faz mais que campeão</text:p>
      <text:p text:style-name="P3">Correntes que vão quebrar</text:p>
      <text:p text:style-name="P3">Cadeias que vão tremer o impossível hoje você vai viver</text:p>
      <text:p text:style-name="P3"/>
      <text:p text:style-name="P3">As muralhas vão ter que cair</text:p>
      <text:p text:style-name="P3">A fornalha não vai te consumir</text:p>
      <text:p text:style-name="P3">Deus está contigo não te abandona</text:p>
      <text:p text:style-name="P3">faz e acontece quando o filho cla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12:09.204074531</meta:creation-date>
    <dc:date>2016-05-04T23:13:28.001348383</dc:date>
    <meta:editing-duration>PT1M19S</meta:editing-duration>
    <meta:editing-cycles>1</meta:editing-cycles>
    <meta:document-statistic meta:table-count="0" meta:image-count="0" meta:object-count="0" meta:page-count="1" meta:paragraph-count="20" meta:word-count="128" meta:character-count="697" meta:non-whitespace-character-count="588"/>
    <meta:generator>LibreOffice/5.1.2.2$Linux_X86_64 LibreOffice_project/10m0$Build-2</meta:generator>
  </office:meta>
</office:document-meta>
</file>